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57a86"/>
    </style:style>
    <style:style style:name="P3" style:family="paragraph" style:parent-style-name="Standard">
      <style:text-properties style:font-name="Arial2" officeooo:rsid="00157a86" officeooo:paragraph-rsid="0016cdae"/>
    </style:style>
    <style:style style:name="P4" style:family="paragraph" style:parent-style-name="Standard">
      <style:text-properties style:font-name="Arial2" officeooo:rsid="00157a86" officeooo:paragraph-rsid="0018bc0d"/>
    </style:style>
    <style:style style:name="P5" style:family="paragraph" style:parent-style-name="Standard">
      <style:text-properties style:font-name="Arial2" fo:font-weight="bold" officeooo:rsid="00157a86" officeooo:paragraph-rsid="00157a86" style:font-weight-asian="bold" style:font-weight-complex="bold"/>
    </style:style>
    <style:style style:name="P6" style:family="paragraph" style:parent-style-name="Standard">
      <style:text-properties style:font-name="Arial2" fo:font-style="italic" officeooo:rsid="00157a86" officeooo:paragraph-rsid="00157a86" style:font-style-asian="italic" style:font-style-complex="italic"/>
    </style:style>
    <style:style style:name="P7" style:family="paragraph" style:parent-style-name="Standard">
      <style:text-properties fo:color="#336699" style:font-name="Ubuntu1" fo:font-size="11pt" fo:font-weight="bold" officeooo:rsid="00157a86" officeooo:paragraph-rsid="00157a86" style:font-size-asian="9.60000038146973pt" style:font-weight-asian="bold" style:font-size-complex="11pt" style:font-weight-complex="bold"/>
    </style:style>
    <style:style style:name="P8" style:family="paragraph" style:parent-style-name="Standard">
      <style:paragraph-properties fo:text-align="end" style:justify-single-word="false"/>
    </style:style>
    <style:style style:name="P9" style:family="paragraph" style:parent-style-name="Standard">
      <style:text-properties style:font-name="Arial" fo:font-size="11pt" fo:font-style="normal" fo:font-weight="normal" style:font-size-asian="11pt" style:font-style-asian="normal" style:font-weight-asian="normal"/>
    </style:style>
    <style:style style:name="P10"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1" style:family="paragraph" style:parent-style-name="Footnote">
      <style:paragraph-properties fo:margin-left="0cm" fo:margin-right="0cm" fo:text-indent="0cm" style:auto-text-indent="false"/>
      <style:text-properties officeooo:rsid="0016cdae" officeooo:paragraph-rsid="0016cdae"/>
    </style:style>
    <style:style style:name="P12" style:family="paragraph" style:parent-style-name="Standard" style:list-style-name="L1">
      <style:text-properties style:font-name="Arial2" officeooo:rsid="00157a86" officeooo:paragraph-rsid="00157a86"/>
    </style:style>
    <style:style style:name="P13" style:family="paragraph" style:parent-style-name="Standard" style:list-style-name="L3">
      <style:text-properties style:font-name="Arial2" officeooo:rsid="00157a86" officeooo:paragraph-rsid="00157a86"/>
    </style:style>
    <style:style style:name="P14" style:family="paragraph" style:parent-style-name="Standard" style:list-style-name="L3">
      <style:text-properties style:font-name="Arial2" officeooo:rsid="00157a86" officeooo:paragraph-rsid="00203183"/>
    </style:style>
    <style:style style:name="P15" style:family="paragraph" style:parent-style-name="Standard" style:list-style-name="L3">
      <style:text-properties style:font-name="Arial2" officeooo:rsid="00157a86" officeooo:paragraph-rsid="00353fa4"/>
    </style:style>
    <style:style style:name="P16" style:family="paragraph" style:parent-style-name="Standard" style:list-style-name="L4">
      <style:text-properties style:font-name="Arial2" officeooo:rsid="00157a86" officeooo:paragraph-rsid="0028cb95"/>
    </style:style>
    <style:style style:name="P17" style:family="paragraph" style:parent-style-name="Standard" style:list-style-name="L4">
      <style:text-properties style:font-name="Arial2" officeooo:rsid="00157a86" officeooo:paragraph-rsid="00157a86"/>
    </style:style>
    <style:style style:name="P18" style:family="paragraph" style:parent-style-name="Standard" style:list-style-name="L4">
      <style:text-properties style:font-name="Arial2" officeooo:rsid="00157a86" officeooo:paragraph-rsid="001be0e3"/>
    </style:style>
    <style:style style:name="P19" style:family="paragraph" style:parent-style-name="Standard" style:list-style-name="L5">
      <style:text-properties style:font-name="Arial2" officeooo:rsid="00157a86" officeooo:paragraph-rsid="00303e07"/>
    </style:style>
    <style:style style:name="P20" style:family="paragraph" style:parent-style-name="Standard" style:list-style-name="L5">
      <style:text-properties style:font-name="Arial2" officeooo:rsid="00157a86" officeooo:paragraph-rsid="00157a86"/>
    </style:style>
    <style:style style:name="P21" style:family="paragraph" style:parent-style-name="Standard" style:list-style-name="L6">
      <style:text-properties style:font-name="Arial2" officeooo:rsid="00157a86" officeooo:paragraph-rsid="00157a86"/>
    </style:style>
    <style:style style:name="P22" style:family="paragraph" style:parent-style-name="Standard" style:list-style-name="L7">
      <style:paragraph-properties fo:text-align="start" style:justify-single-word="false"/>
      <style:text-properties style:font-name="Arial2" officeooo:rsid="00157a86" officeooo:paragraph-rsid="00157a86"/>
    </style:style>
    <style:style style:name="P23" style:family="paragraph" style:parent-style-name="Standard" style:list-style-name="L8">
      <style:text-properties style:font-name="Arial2" officeooo:rsid="00157a86" officeooo:paragraph-rsid="00157a86"/>
    </style:style>
    <style:style style:name="P24" style:family="paragraph" style:parent-style-name="Standard" style:list-style-name="L8">
      <style:text-properties style:font-name="Arial2" officeooo:rsid="00157a86" officeooo:paragraph-rsid="00254dee"/>
    </style:style>
    <style:style style:name="P25" style:family="paragraph" style:parent-style-name="Standard" style:list-style-name="L8">
      <style:text-properties style:font-name="Arial2" officeooo:rsid="00157a86" officeooo:paragraph-rsid="0035d26e"/>
    </style:style>
    <style:style style:name="P26" style:family="paragraph" style:parent-style-name="Standard" style:list-style-name="L3">
      <style:text-properties style:font-name="Arial2" officeooo:rsid="0032f53f" officeooo:paragraph-rsid="00353fa4"/>
    </style:style>
    <style:style style:name="P27" style:family="paragraph" style:parent-style-name="Standard" style:list-style-name="L7">
      <style:paragraph-properties fo:text-align="start" style:justify-single-word="false"/>
      <style:text-properties style:font-name="Arial2" officeooo:rsid="0032f53f" officeooo:paragraph-rsid="0032f53f"/>
    </style:style>
    <style:style style:name="P28" style:family="paragraph" style:parent-style-name="Standard" style:list-style-name="L3">
      <style:text-properties style:font-name="Arial2" officeooo:rsid="00349096" officeooo:paragraph-rsid="00353fa4"/>
    </style:style>
    <style:style style:name="P29" style:family="paragraph" style:parent-style-name="Standard" style:list-style-name="L7">
      <style:paragraph-properties fo:text-align="start" style:justify-single-word="false"/>
      <style:text-properties style:font-name="Arial2" officeooo:rsid="002ab548" officeooo:paragraph-rsid="002ab548"/>
    </style:style>
    <style:style style:name="P30" style:family="paragraph" style:parent-style-name="Standard" style:list-style-name="L7">
      <style:paragraph-properties fo:text-align="start" style:justify-single-word="false"/>
      <style:text-properties style:font-name="Arial2" officeooo:rsid="00205805" officeooo:paragraph-rsid="00249045"/>
    </style:style>
    <style:style style:name="P31" style:family="paragraph" style:parent-style-name="Standard" style:list-style-name="L7">
      <style:paragraph-properties fo:text-align="start" style:justify-single-word="false"/>
      <style:text-properties style:font-name="Arial2" officeooo:rsid="00205805" officeooo:paragraph-rsid="00205805"/>
    </style:style>
    <style:style style:name="P32" style:family="paragraph" style:parent-style-name="Standard" style:list-style-name="L8">
      <style:text-properties style:font-name="Arial2" officeooo:rsid="00249045" officeooo:paragraph-rsid="00249045"/>
    </style:style>
    <style:style style:name="P33" style:family="paragraph" style:parent-style-name="Standard" style:list-style-name="L8">
      <style:text-properties style:font-name="Arial2" officeooo:rsid="0035d26e" officeooo:paragraph-rsid="0035d26e"/>
    </style:style>
    <style:style style:name="P34" style:family="paragraph" style:parent-style-name="Standard" style:list-style-name="L3">
      <style:text-properties style:font-name="Arial2" officeooo:rsid="003a4b4d" officeooo:paragraph-rsid="003a4b4d"/>
    </style:style>
    <style:style style:name="P35" style:family="paragraph" style:parent-style-name="Standard" style:list-style-name="L7">
      <style:paragraph-properties fo:text-align="start" style:justify-single-word="false"/>
      <style:text-properties style:font-name="Arial2" officeooo:rsid="003b5a37" officeooo:paragraph-rsid="003b5a37"/>
    </style:style>
    <style:style style:name="P36" style:family="paragraph" style:parent-style-name="Standard" style:list-style-name="L2"/>
    <style:style style:name="P37" style:family="paragraph" style:parent-style-name="Standard" style:list-style-name="L2">
      <style:text-properties officeooo:paragraph-rsid="002d2923"/>
    </style:style>
    <style:style style:name="P38" style:family="paragraph" style:parent-style-name="Standard" style:list-style-name="L2">
      <style:text-properties officeooo:rsid="002d2923" officeooo:paragraph-rsid="002d2923"/>
    </style:style>
    <style:style style:name="P39" style:family="paragraph" style:parent-style-name="Standard" style:list-style-name="L2">
      <style:text-properties officeooo:rsid="00353fa4" officeooo:paragraph-rsid="00353fa4"/>
    </style:style>
    <style:style style:name="P40"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41" style:family="paragraph" style:parent-style-name="Heading_20_1">
      <style:text-properties officeooo:paragraph-rsid="00353fa4"/>
    </style:style>
    <style:style style:name="P42" style:family="paragraph" style:parent-style-name="Heading_20_1">
      <style:text-properties officeooo:paragraph-rsid="00203183"/>
    </style:style>
    <style:style style:name="P43" style:family="paragraph" style:parent-style-name="Heading_20_1">
      <style:text-properties fo:font-weight="bold" style:font-weight-asian="bold" style:font-weight-complex="bold"/>
    </style:style>
    <style:style style:name="P44" style:family="paragraph" style:parent-style-name="Heading_20_2">
      <style:text-properties style:font-name="Arial2" officeooo:rsid="00157a86"/>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28cb95" style:font-weight-asian="bold" style:font-weight-complex="bold"/>
    </style:style>
    <style:style style:name="T4" style:family="text">
      <style:text-properties fo:font-weight="bold" officeooo:rsid="002b4301" style:font-weight-asian="bold" style:font-weight-complex="bold"/>
    </style:style>
    <style:style style:name="T5" style:family="text">
      <style:text-properties fo:font-weight="bold" officeooo:rsid="001be0e3"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be0e3" style:font-style-asian="italic" style:font-style-complex="italic"/>
    </style:style>
    <style:style style:name="T8" style:family="text">
      <style:text-properties fo:font-style="italic" officeooo:rsid="00249045" style:font-style-asian="italic" style:font-style-complex="italic"/>
    </style:style>
    <style:style style:name="T9" style:family="text">
      <style:text-properties fo:font-style="italic" officeooo:rsid="00254dee" style:font-style-asian="italic" style:font-style-complex="italic"/>
    </style:style>
    <style:style style:name="T10" style:family="text">
      <style:text-properties fo:font-style="italic" officeooo:rsid="0028cb95" style:font-style-asian="italic" style:font-style-complex="italic"/>
    </style:style>
    <style:style style:name="T11" style:family="text">
      <style:text-properties fo:font-style="italic" officeooo:rsid="002fb03e" style:font-style-asian="italic" style:font-style-complex="italic"/>
    </style:style>
    <style:style style:name="T12" style:family="text">
      <style:text-properties fo:font-style="italic" officeooo:rsid="0022ea8d" style:font-style-asian="italic" style:font-style-complex="italic"/>
    </style:style>
    <style:style style:name="T13" style:family="text">
      <style:text-properties fo:font-style="italic" officeooo:rsid="002b4301"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6cdae" style:font-style-asian="italic" style:font-weight-asian="normal" style:font-style-complex="italic" style:font-weight-complex="normal"/>
    </style:style>
    <style:style style:name="T16" style:family="text">
      <style:text-properties fo:font-style="italic" fo:font-weight="normal" officeooo:rsid="0022ea8d" style:font-style-asian="italic" style:font-weight-asian="normal" style:font-style-complex="italic" style:font-weight-complex="normal"/>
    </style:style>
    <style:style style:name="T17" style:family="text">
      <style:text-properties fo:font-style="italic" fo:font-weight="normal" officeooo:rsid="002b4301"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6cdae" style:font-style-asian="italic" style:font-weight-asian="bold" style:font-style-complex="italic" style:font-weight-complex="bold"/>
    </style:style>
    <style:style style:name="T20" style:family="text">
      <style:text-properties style:font-name="Arial2" fo:font-style="italic" officeooo:rsid="00157a86" style:font-style-asian="italic" style:font-style-complex="italic"/>
    </style:style>
    <style:style style:name="T21" style:family="text">
      <style:text-properties fo:font-weight="normal" style:font-weight-asian="normal" style:font-weight-complex="normal"/>
    </style:style>
    <style:style style:name="T22" style:family="text">
      <style:text-properties fo:font-weight="normal" officeooo:rsid="0016cdae" style:font-weight-asian="normal" style:font-weight-complex="normal"/>
    </style:style>
    <style:style style:name="T23" style:family="text">
      <style:text-properties fo:font-weight="normal" officeooo:rsid="0018bc0d" style:font-weight-asian="normal" style:font-weight-complex="normal"/>
    </style:style>
    <style:style style:name="T24" style:family="text">
      <style:text-properties fo:font-weight="normal" officeooo:rsid="001be0e3" style:font-weight-asian="normal" style:font-weight-complex="normal"/>
    </style:style>
    <style:style style:name="T25" style:family="text">
      <style:text-properties fo:font-weight="normal" officeooo:rsid="00274bd9" style:font-weight-asian="normal" style:font-weight-complex="normal"/>
    </style:style>
    <style:style style:name="T26" style:family="text">
      <style:text-properties fo:font-weight="normal" officeooo:rsid="003e8b60" style:font-weight-asian="normal" style:font-weight-complex="normal"/>
    </style:style>
    <style:style style:name="T27" style:family="text">
      <style:text-properties officeooo:rsid="001be0e3"/>
    </style:style>
    <style:style style:name="T28" style:family="text">
      <style:text-properties style:font-name="Arial" fo:font-size="10pt" fo:font-style="normal" fo:font-weight="normal" style:font-size-asian="10pt" style:font-style-asian="normal" style:font-weight-asian="normal"/>
    </style:style>
    <style:style style:name="T29" style:family="text">
      <style:text-properties style:font-name="Arial" fo:font-size="10pt" fo:font-style="normal" fo:font-weight="normal" officeooo:rsid="00203183" style:font-size-asian="10pt" style:font-style-asian="normal" style:font-weight-asian="normal"/>
    </style:style>
    <style:style style:name="T30" style:family="text">
      <style:text-properties officeooo:rsid="00203183"/>
    </style:style>
    <style:style style:name="T31" style:family="text">
      <style:text-properties officeooo:rsid="00205805"/>
    </style:style>
    <style:style style:name="T32" style:family="text">
      <style:text-properties officeooo:rsid="00218d1f"/>
    </style:style>
    <style:style style:name="T33" style:family="text">
      <style:text-properties officeooo:rsid="00249045"/>
    </style:style>
    <style:style style:name="T34" style:family="text">
      <style:text-properties fo:font-style="normal" style:font-style-asian="normal" style:font-style-complex="normal"/>
    </style:style>
    <style:style style:name="T35" style:family="text">
      <style:text-properties fo:font-style="normal" officeooo:rsid="002bfd93" style:font-style-asian="normal" style:font-style-complex="normal"/>
    </style:style>
    <style:style style:name="T36" style:family="text">
      <style:text-properties officeooo:rsid="00274bd9"/>
    </style:style>
    <style:style style:name="T37" style:family="text">
      <style:text-properties officeooo:rsid="0028cb95"/>
    </style:style>
    <style:style style:name="T38" style:family="text">
      <style:text-properties officeooo:rsid="002bfd93"/>
    </style:style>
    <style:style style:name="T39" style:family="text">
      <style:text-properties officeooo:rsid="002d2923"/>
    </style:style>
    <style:style style:name="T40" style:family="text">
      <style:text-properties officeooo:rsid="00303e07"/>
    </style:style>
    <style:style style:name="T41" style:family="text">
      <style:text-properties officeooo:rsid="00349096"/>
    </style:style>
    <style:style style:name="T42" style:family="text">
      <style:text-properties officeooo:rsid="002ab548"/>
    </style:style>
    <style:style style:name="T43" style:family="text">
      <style:text-properties style:font-name="Sawasdee" fo:font-style="italic" fo:font-weight="normal" style:font-style-asian="italic" style:font-weight-asian="normal" style:font-style-complex="italic" style:font-weight-complex="normal"/>
    </style:style>
    <style:style style:name="T44" style:family="text">
      <style:text-properties style:font-name="Sawasdee" fo:font-style="italic" fo:font-weight="normal" officeooo:rsid="0022ea8d" style:font-style-asian="italic" style:font-weight-asian="normal" style:font-style-complex="italic" style:font-weight-complex="normal"/>
    </style:style>
    <style:style style:name="T45" style:family="text">
      <style:text-properties style:font-name="Sawasdee" fo:font-style="italic" fo:font-weight="bold" style:font-style-asian="italic" style:font-weight-asian="bold" style:font-style-complex="italic" style:font-weight-complex="bold"/>
    </style:style>
    <style:style style:name="T46" style:family="text">
      <style:text-properties style:font-name="Sawasdee" fo:font-style="italic" fo:font-weight="bold" officeooo:rsid="0022ea8d" style:font-style-asian="italic" style:font-weight-asian="bold" style:font-style-complex="italic" style:font-weight-complex="bold"/>
    </style:style>
    <style:style style:name="T47" style:family="text">
      <style:text-properties officeooo:rsid="0018bc0d"/>
    </style:style>
    <style:style style:name="T48" style:family="text">
      <style:text-properties officeooo:rsid="003ec94f"/>
    </style:style>
    <style:style style:name="T49" style:family="text">
      <style:text-properties officeooo:rsid="003fc7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hibaut Jombart, PhD</text:p>
      <text:p text:style-name="P7"/>
      <table:table table:name="Table1" table:style-name="Table1">
        <table:table-column table:style-name="Table1.A"/>
        <table:table-column table:style-name="Table1.B"/>
        <table:table-row>
          <table:table-cell office:value-type="string">
            <text:p text:style-name="P9">Born 04/02/82 in Tours (37), France </text:p>
            <text:p text:style-name="P9">French nationality </text:p>
            <text:p text:style-name="P9">thibautjombart@gmail.com </text:p>
            <text:p text:style-name="P9">http://sites.google.com/site/thibautjombart </text:p>
            <text:p text:style-name="Standard"/>
          </table:table-cell>
          <table:table-cell office:value-type="string">
            <text:p text:style-name="P10">MRC Centre for Outbreak Analysis and Modelling </text:p>
            <text:p text:style-name="P10">Department of Infectious Disease Epidemiology </text:p>
            <text:p text:style-name="P10">Imperial College - School of Public Health </text:p>
            <text:p text:style-name="P8"><text:span text:style-name="T28">St Mary</text:span><text:span text:style-name="T29">'s</text:span><text:span text:style-name="T28"> Campus, Norfolk Place </text:span></text:p>
            <text:p text:style-name="P10">London W2 1PG, United Kingdom</text:p>
            <text:p text:style-name="P10">☎: 0044 (0)20 7594 3658</text:p>
          </table:table-cell>
        </table:table-row>
      </table:table>
      <text:h text:style-name="Heading_20_1" text:outline-level="1"><text:span text:style-name="T45">/// </text:span><text:span text:style-name="T46">Positions</text:span> </text:h>
      <text:list xml:id="list8813034885825998395" text:style-name="L1">
        <text:list-item>
          <text:p text:style-name="P12"><text:span text:style-name="T4">Since </text:span><text:span text:style-name="T2">October 2014</text:span>: Lecturer in Genetic Analysis, Imperial College London, UK</text:p>
        </text:list-item>
        <text:list-item>
          <text:p text:style-name="P12"><text:span text:style-name="T2">April 2014 - September 2014</text:span>: Research Fellow, Imperial College London, UK</text:p>
        </text:list-item>
        <text:list-item>
          <text:p text:style-name="P12"><text:span text:style-name="T2">2009 - April 2014</text:span>: Post-doctoral Research Associate, Imperial College London, UK</text:p>
        </text:list-item>
      </text:list>
      <text:h text:style-name="Heading_20_1" text:outline-level="1"><text:span text:style-name="T12">/// </text:span><text:span text:style-name="T13">Other appointments / awards</text:span></text:h>
      <text:list xml:id="list5278359486585052683" text:style-name="L2">
        <text:list-item>
          <text:p text:style-name="P38">Head of the R Epidemics Consortium (RECON: www.repidemicsconsortium.org)</text:p>
        </text:list-item>
        <text:list-item>
          <text:p text:style-name="P37">WHO consultant – outbreak response</text:p>
        </text:list-item>
        <text:list-item>
          <text:p text:style-name="P36"><text:span text:style-name="T39">Member of </text:span>GOARN advisory panel <text:span text:style-name="T39">for analysis tools development</text:span></text:p>
        </text:list-item>
        <text:list-item>
          <text:p text:style-name="P36">Co-investigator: NERC grant (NE/P001165/1) “<text:span text:style-name="T6">The evolutionary dynamics of multiazole resistance in pathogenic Aspergillus fungi</text:span>” 2016-2019</text:p>
        </text:list-item>
        <text:list-item>
          <text:p text:style-name="P39">HPRU project lead: “<text:span text:style-name="T6">Using genomes sequences to impute the origins of food-borne outbreaks</text:span>”</text:p>
        </text:list-item>
        <text:list-item>
          <text:p text:style-name="P39">HPRU project lead: “<text:span text:style-name="T6">Integrating statistical tools for outbreak response into public health systems and training programmes</text:span>”</text:p>
        </text:list-item>
      </text:list>
      <text:h text:style-name="Heading_20_1" text:outline-level="1"><text:span text:style-name="T18">/// Education</text:span> </text:h>
      <text:list xml:id="list8002524270006634192" text:style-name="L3">
        <text:list-item>
          <text:p text:style-name="P13"><text:span text:style-name="T2">2005-2008</text:span>: PhD, Biostatistics, U<text:span text:style-name="T27">niversity</text:span> Lyon 1 <text:span text:style-name="T27">(France)</text:span>. <text:span text:style-name="T6">Multivariate analysis of genetic markers</text:span>. Supervisors: Dr A-B Dufour, Pr D Pontier, Pr D Chessel</text:p>
        </text:list-item>
        <text:list-item>
          <text:p text:style-name="P13"><text:span text:style-name="T2">2004-2005</text:span>: M<text:span text:style-name="T30">Res</text:span> <text:span text:style-name="T30">in </text:span>Ecology, Evolution, Biometry, U<text:span text:style-name="T27">niversity </text:span>Lyon <text:span text:style-name="T27">1 (</text:span>France<text:span text:style-name="T30">)</text:span> / U<text:span text:style-name="T27">niversity of Montreal (Canada)</text:span>. <text:span text:style-name="T6">Coinertia analysis under spatial constraint</text:span><text:span text:style-name="T7">s</text:span>. Supervisors: Pr D Chessel, Pr D Boisclair, Pr P Legendre, Dr D Borcard</text:p>
        </text:list-item>
        <text:list-item>
          <text:p text:style-name="P13"><text:span text:style-name="T2">2003-2004</text:span>: <text:span text:style-name="T30">MSc</text:span> <text:span text:style-name="T30">in </text:span>Population Biology &amp; Ecosystems. Univ<text:span text:style-name="T27">ersity of</text:span> Tours <text:span text:style-name="T30">(</text:span>France<text:span text:style-name="T30">)</text:span></text:p>
        </text:list-item>
        <text:list-item>
          <text:p text:style-name="P14"><text:span text:style-name="T2">2000-2003</text:span>: BSc <text:span text:style-name="T30">in</text:span> Biology, Univ<text:span text:style-name="T30">ersity of</text:span> Tours <text:span text:style-name="T30">(</text:span>France<text:span text:style-name="T30">)</text:span> / U<text:span text:style-name="T27">niversity of Montreal (Canada)</text:span></text:p>
        </text:list-item>
      </text:list>
      <text:h text:style-name="P41" text:outline-level="1"><text:span text:style-name="T2">/// Teaching</text:span> <text:span text:style-name="T20"><text:s/></text:span></text:h>
      <text:list xml:id="list155439302331475" text:continue-numbering="true" text:style-name="L3">
        <text:list-item>
          <text:p text:style-name="P34">Short course on outbreak response (5 days)</text:p>
        </text:list-item>
        <text:list-item>
          <text:p text:style-name="P15"><text:span text:style-name="T41">Programming </text:span>using R. MRes Epidemiology, Imperial College London. </text:p>
        </text:list-item>
        <text:list-item>
          <text:p text:style-name="P26">Genetic Data Analysis using R. One-week summer course with PR Statistics.</text:p>
        </text:list-item>
        <text:list-item>
          <text:p text:style-name="P28">Simulation of an Ebola oubtreak response. 1.5 days during short course in Infectious Disease Modelling, Imperial College London.</text:p>
        </text:list-item>
      </text:list>
      <text:h text:style-name="Heading_20_1" text:outline-level="1"><text:soft-page-break/><text:span text:style-name="T19">/// Selected</text:span><text:span text:style-name="T18"> publications</text:span><text:span text:style-name="T21"> </text:span></text:h>
      <text:p text:style-name="P3"><text:span text:style-name="T21">(</text:span><text:span text:style-name="T22">Total number of publications: </text:span><text:span text:style-name="T25">6</text:span><text:span text:style-name="T26">4</text:span><text:span text:style-name="T22">; </text:span><text:span text:style-name="T21">Citations: </text:span><text:span text:style-name="T26">6</text:span><text:span text:style-name="T25">,</text:span><text:span text:style-name="T26">097</text:span><text:span text:style-name="T21">; H-index: 2</text:span><text:span text:style-name="T26">6</text:span><text:span text:style-name="T21">)</text:span><text:span text:style-name="T2"><text:note text:id="ftn1" text:note-class="footnote"><text:note-citation text:label="‡">‡</text:note-citation><text:note-body><text:p text:style-name="P11"><text:span text:style-name="T32"><text:s text:c="2"/>s</text:span>ource: web of <text:span text:style-name="T49">science</text:span>, <text:span text:style-name="T48">22</text:span>-<text:span text:style-name="T48">12</text:span>-201<text:span text:style-name="T36">7</text:span></text:p></text:note-body></text:note></text:span> </text:p>
      <text:list xml:id="list8082082976278215892" text:style-name="L4">
        <text:list-item>
          <text:p text:style-name="P16"><text:span text:style-name="T3">Jombart T</text:span><text:span text:style-name="T37">, Kendall M, Almagro-Garcia J, and Colijn C. (2017) </text:span><text:span text:style-name="T10">treespace</text:span><text:span text:style-name="T37">: statistical exploration of landscapes of phylogenetic trees. Molecular Ecology Resources</text:span></text:p>
        </text:list-item>
        <text:list-item>
          <text:p text:style-name="P17">Karkey A*, <text:span text:style-name="T2">Jombart T</text:span>*, Walker AW, Thompson CN, Torres A, Dongol S, et al (2016) The Ecological Dynamics of Fecal Contamination and <text:span text:style-name="T6">Salmonella Typhi </text:span>and Salmonella Paratyphi A in Municipal Kathmandu Drinking Water. PLoS Negl<text:span text:style-name="T27">ected</text:span> Trop<text:span text:style-name="T27">ical</text:span> Dis<text:span text:style-name="T27">eases</text:span> 10(1): e0004346</text:p>
        </text:list-item>
        <text:list-item>
          <text:p text:style-name="P17">Mita T and <text:span text:style-name="T2">Jombart T </text:span>(2015) Patterns and dynamics of genetic diversity in <text:span text:style-name="T6">Plasmodium falciparum</text:span>: What past human migrations tell us about malaria. Parasitology international 64, 238-243</text:p>
        </text:list-item>
        <text:list-item>
          <text:p text:style-name="P17">WHO Ebola Response Team (2015) West African Ebola Epidemic after One Year — Slowing but Not Yet under Control. The New England journal of medicine. 372, 584-587. </text:p>
        </text:list-item>
        <text:list-item>
          <text:p text:style-name="P17">WHO Ebola Response Team (2014) Ebola Virus Disease in West Africa — The First 9 Months of the Epidemic and Forward Projections. The New England journal of medicine 371, 1481–1495. </text:p>
        </text:list-item>
        <text:list-item>
          <text:p text:style-name="P18"><text:span text:style-name="T2">Jombart T</text:span>, Cori A, Didelot X, Cauchemez S, Fraser C, Ferguson N, (2014). Bayesian reconstruction of disease outbreaks by combining epidemiologic and genomic data. PLoS Computational Biology <text:span text:style-name="T27">10(1): e1003457</text:span></text:p>
        </text:list-item>
        <text:list-item>
          <text:p text:style-name="P17">Cuy Y* , Yan Y*, Li D*, Li Y*, <text:span text:style-name="T2">Jombart T</text:span>* et al. (2013) Historical variations in mutation rate in an epidemic pathogen, <text:span text:style-name="T6">Yersinia pestis</text:span>. PNAS, 110: 577–582. </text:p>
        </text:list-item>
      </text:list>
      <text:p text:style-name="P5"/>
      <text:h text:style-name="P43" text:outline-level="1">/// Conference talks and invited seminars <text:span text:style-name="T47">(since 2013)</text:span></text:h>
      <text:list xml:id="list5890456886795262410" text:style-name="L5">
        <text:list-item>
          <text:p text:style-name="P19">Jombart T. <text:span text:style-name="T40">RECON: building the next generation of tools for outbreak response using R (plenary talk) 2016. Stockholm, Sweden.</text:span></text:p>
        </text:list-item>
        <text:list-item>
          <text:p text:style-name="P20">Jombart T. On the emergence of R as a platform for outbreak response. 2016. User2016! conference, Stanford. </text:p>
        </text:list-item>
        <text:list-item>
          <text:p text:style-name="P20">Jombart T. Disease outbreak reconstruction using R. Invited short course, 2015, Epidemics 5, Florida, USA. </text:p>
        </text:list-item>
        <text:list-item>
          <text:p text:style-name="P20">Jombart T. Towards an open-source, unified platform for disease outbreak analysis. NESCent invited seminar, 2015, Durham (NC), USA. </text:p>
        </text:list-item>
        <text:list-item>
          <text:p text:style-name="P20">Jombart T. outbreakeR: disease outbreak reconstruction using genetic data. Invited talk, 2013, Epidemics4, Amsterdam, The Netherlands. </text:p>
        </text:list-item>
        <text:list-item>
          <text:p text:style-name="P20">Jombart T. Towards an open-source, unified platform for disease outbreak analysis. Invited talk, 2013, Symposium: Combining genetic and epidemiological data to unravel infectious disease dynamics, Utrecht, The Netherlands. </text:p>
        </text:list-item>
        <text:list-item>
          <text:p text:style-name="P20">Jombart T. outbreakeR: disease outbreak reconstruction using genetic data. Invited talk, 2013, Pre-ESCAIDE workshop on Molecular Outbreak Epidemiology, Stockholm, Sweden. </text:p>
        </text:list-item>
        <text:list-item>
          <text:p text:style-name="P20">Jombart T. outbreakeR: disease outbreak reconstruction using genetic data. Invited talk, 2013, RAPID-NGS for Public Health Microbiology, Münster, Germany. </text:p>
        </text:list-item>
        <text:list-item>
          <text:p text:style-name="P20"><text:soft-page-break/>Jombart T. Discriminant Analysis of Principal Components as a tool for pathogen GWAS. Invited talk, 2013, Permafrost workshop, Bormio, Italy. </text:p>
        </text:list-item>
        <text:list-item>
          <text:p text:style-name="P20">Jombart T. Reconstructing disease outbreaks from pathogen genome sequences: a Bayesian approach. Invited talk, 2013, Permafrost workshop, Bormio, Italy. </text:p>
        </text:list-item>
        <text:list-item>
          <text:p text:style-name="P20">Jombart T. Reconstructing disease outbreaks from pathogen genome sequences: a Bayesian approach. Invited talk, 2013, RAPIDD-EPI workshop, Gainesville, Forida, USA. </text:p>
        </text:list-item>
        <text:list-item>
          <text:p text:style-name="P20">Jombart T. Reconstructing disease outbreaks from pathogen genome sequences: a </text:p>
        </text:list-item>
      </text:list>
      <text:p text:style-name="P5"/>
      <text:h text:style-name="Heading_20_1" text:outline-level="1"><text:span text:style-name="T2">/// Workshops </text:span><text:span text:style-name="T5">(since 2013)</text:span> </text:h>
      <text:list xml:id="list3043486449041642742" text:style-name="L6">
        <text:list-item>
          <text:p text:style-name="P21">[organiser] <text:span text:style-name="T6">Hackout 3</text:span>: Statistical Tools for Emergency Outbreak Response, Berkeley (CA), USA, June 2016. </text:p>
        </text:list-item>
        <text:list-item>
          <text:p text:style-name="P21">Microbial source attribution using genomic data, London, UK, May 2016. </text:p>
        </text:list-item>
        <text:list-item>
          <text:p text:style-name="P21">Permafrost workshop, Bormio, Italy, January 2016. </text:p>
        </text:list-item>
        <text:list-item>
          <text:p text:style-name="P21">[teacher] Genetic data analysis using R, Glasgow, UK, August 2015. </text:p>
        </text:list-item>
        <text:list-item>
          <text:p text:style-name="P21">[teacher] Genetic data analysis using R, Barcelona, Spain, October 2015. </text:p>
        </text:list-item>
        <text:list-item>
          <text:p text:style-name="P21">[co-organiser] Population genetics in R hackathon, Durham (NC), USA, March 2015. </text:p>
        </text:list-item>
        <text:list-item>
          <text:p text:style-name="P21">[organiser] <text:span text:style-name="T6">Hackout 2</text:span>: Graphical Resources for Infectious Disease Epidemiology in R, London, UK, February 2015. </text:p>
        </text:list-item>
        <text:list-item>
          <text:p text:style-name="P21">Permafrost workshop, Bormio, Italy, January 2015. </text:p>
        </text:list-item>
        <text:list-item>
          <text:p text:style-name="P21">[teacher] Genetic data analysis using R, Leuven, Belgium, October 2014. </text:p>
        </text:list-item>
        <text:list-item>
          <text:p text:style-name="P21">Permafrost workshop, Bormio, Italy, February 2014. </text:p>
        </text:list-item>
        <text:list-item>
          <text:p text:style-name="P21">[teacher] Pre-ESCAIDE workshop on Molecular Outbreak Epidemiology, Stockholm, Sweden, November 2013. </text:p>
        </text:list-item>
        <text:list-item>
          <text:p text:style-name="P21">[teacher] Genepi workshop, London, UK, April 2013. </text:p>
        </text:list-item>
        <text:list-item>
          <text:p text:style-name="P21">RAPID-NGS for Public Health microbiology workshop, Münster, Germany, March 2013. </text:p>
        </text:list-item>
        <text:list-item>
          <text:p text:style-name="P21">Permafrost workshop, Bormio, Italy, February 2013. </text:p>
        </text:list-item>
        <text:list-item>
          <text:p text:style-name="P21">RAPIDD-EPI workshop, Gainesville (Forida), USA, January 2013. </text:p>
        </text:list-item>
        <text:list-item>
          <text:p text:style-name="P21">[organiser] <text:span text:style-name="T6">Hackout</text:span>: a hackathon for the analysis of disease outbreaks in R, London, UK, January 2013. </text:p>
        </text:list-item>
      </text:list>
      <text:p text:style-name="P5"/>
      <text:h text:style-name="Heading_20_1" text:outline-level="1"><text:span text:style-name="T2">/// Supervision</text:span> </text:h>
      <text:list xml:id="list805614274855167500" text:style-name="L7">
        <text:list-item>
          <text:p text:style-name="P35">Dr Armish Baidjoe, <text:span text:style-name="T42">postdoctoral research associate, Imperial College London, since </text:span>September <text:span text:style-name="T42">2017.</text:span> </text:p>
        </text:list-item>
        <text:list-item>
          <text:p text:style-name="P29">Dr Martin Hinsch, postdoctoral research associate, Imperial College London, since March 2017.</text:p>
        </text:list-item>
        <text:list-item>
          <text:p text:style-name="P30">Mr Finlay Campbell, <text:span text:style-name="T33">PhD in Infectious Disease Modelling, Imperial College London, since September 2016</text:span>.</text:p>
        </text:list-item>
        <text:list-item>
          <text:p text:style-name="P27">Mr Anil Keshwani, MSc in Epidemiology, Imperial College London, 2017.</text:p>
        </text:list-item>
        <text:list-item>
          <text:p text:style-name="P31">Mr Tim McMackin, Master in Public Health<text:span text:style-name="T1">, Imperial College London, </text:span>2015-2016.</text:p>
        </text:list-item>
        <text:list-item>
          <text:p text:style-name="P31"><text:soft-page-break/>Mr Finlay Campbell, Master in Research<text:span text:style-name="T1">, Imperial College London, </text:span>2015-2016.</text:p>
        </text:list-item>
        <text:list-item>
          <text:p text:style-name="P31">Ms Lucy Tran, MSc in Epidemiology<text:span text:style-name="T1">, Imperial College London, </text:span>2015-2016.</text:p>
        </text:list-item>
        <text:list-item>
          <text:p text:style-name="P22">Ms Camilla Strang, M<text:span text:style-name="T31">Sc </text:span>in Epidemiology, Imperial College London, 2015. </text:p>
        </text:list-item>
        <text:list-item>
          <text:p text:style-name="P22">Mr Joel Hellewell, Master in Research, Imperial College London, 2014-2015 (starting PhD in September 2015). </text:p>
        </text:list-item>
        <text:list-item>
          <text:p text:style-name="P22">Mr Yee Loong Low, MSc in Epidemiology, Imperial College London, 2014. </text:p>
        </text:list-item>
        <text:list-item>
          <text:p text:style-name="P22">Ms Yemisi Khalidson, Master in Public Health, Imperial College London, 2014. </text:p>
        </text:list-item>
        <text:list-item>
          <text:p text:style-name="P22">Ms Caitlin Collins, Research Assistant, Imperial College London, September 2013 - October 2014. </text:p>
        </text:list-item>
        <text:list-item>
          <text:p text:style-name="P22">Ms Caitlin Collins, Master in Public Health, Imperial College London, 2013. </text:p>
        </text:list-item>
        <text:list-item>
          <text:p text:style-name="P22">Ms Veronika Valovicova, MSc in Epidemiology, Imperial College London, 2013. </text:p>
        </text:list-item>
      </text:list>
      <text:h text:style-name="P42" text:outline-level="1"><text:span text:style-name="T2">/// Reviewing activities</text:span> </text:h>
      <text:h text:style-name="Heading_20_2" text:outline-level="2"><text:span text:style-name="T6">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4"><text:span text:style-name="T6">Associate</text:span> </text:p>
      <text:h text:style-name="Heading_20_2" text:outline-level="2"><text:span text:style-name="T6">Editor </text:span><text:span text:style-name="T7">for</text:span></text:h>
      <text:p text:style-name="P2"><text:span text:style-name="T6">Colombian Journal of Statistics (Special Issue)</text:span> </text:p>
      <text:p text:style-name="P2"/>
      <text:h text:style-name="Heading_20_1" text:outline-level="1"><text:span text:style-name="T2">/// Software (R packages)</text:span> </text:h>
      <text:list xml:id="list3975284420216547554" text:style-name="L8">
        <text:list-item>
          <text:p text:style-name="P23"><text:span text:style-name="T6">adegenet</text:span>: multivariate analysis for population genetics</text:p>
        </text:list-item>
        <text:list-item>
          <text:p text:style-name="P23"><text:span text:style-name="T6">adephylo</text:span>: exploratory approaches for the phylogenetic comparative method</text:p>
        </text:list-item>
        <text:list-item>
          <text:p text:style-name="P23"><text:span text:style-name="T6">apex</text:span>: multi-gene phylogenetic analysis</text:p>
        </text:list-item>
        <text:list-item>
          <text:p text:style-name="P23"><text:span text:style-name="T6">bmmix</text:span>: Bayesian multinomial mixture model</text:p>
        </text:list-item>
        <text:list-item>
          <text:p text:style-name="P23"><text:span text:style-name="T6">dibbler</text:span>: analysis of foodborne outbreaks</text:p>
        </text:list-item>
        <text:list-item>
          <text:p text:style-name="P32"><text:span text:style-name="T6">earlyR</text:span>:<text:span text:style-name="T1"> early estimation of reproduction number</text:span></text:p>
        </text:list-item>
        <text:list-item>
          <text:p text:style-name="P33"><text:span text:style-name="T6">epicontacts</text:span>: visualisation and analysis of epidemiological contacts</text:p>
        </text:list-item>
        <text:list-item>
          <text:p text:style-name="P33"><text:span text:style-name="T6">epicontacts.ui</text:span>: a web-based graphical user interface for epicontacts</text:p>
        </text:list-item>
        <text:list-item>
          <text:p text:style-name="P32"><text:span text:style-name="T6">epitrix</text:span><text:span text:style-name="T34">: </text:span><text:span text:style-name="T35">a collection of practical tools for epidemiologists</text:span></text:p>
        </text:list-item>
        <text:list-item>
          <text:p text:style-name="P23"><text:span text:style-name="T6">geoGraph</text:span>: graph algorithms for spatial processes</text:p>
        </text:list-item>
        <text:list-item>
          <text:p text:style-name="P24"><text:span text:style-name="T6">incidence</text:span>: computation and visualization of incidence from outbreak data</text:p>
        </text:list-item>
        <text:list-item>
          <text:p text:style-name="P33"><text:span text:style-name="T6">incidence.ui</text:span>: a web-based graphical user interface for incidence</text:p>
        </text:list-item>
        <text:list-item>
          <text:p text:style-name="P25"><text:span text:style-name="T6">outbreake</text:span><text:span text:style-name="T9">r</text:span>: disease outbreak reconstruction using genomic data</text:p>
        </text:list-item>
        <text:list-item>
          <text:p text:style-name="P23"><text:span text:style-name="T6">outbreaker2</text:span>: disease outbreak reconstruction by integrating genomic and epidemiological data</text:p>
        </text:list-item>
        <text:list-item>
          <text:p text:style-name="P23"><text:span text:style-name="T6">OutbreakTools</text:span>: base package for the handling, visualization and analysis of <text:soft-page-break/>outbreak data</text:p>
        </text:list-item>
        <text:list-item>
          <text:p text:style-name="P32"><text:span text:style-name="T11">p</text:span><text:span text:style-name="T6">rojections</text:span>: <text:span text:style-name="T38">projecting future incidence using a Poisson model</text:span></text:p>
        </text:list-item>
        <text:list-item>
          <text:p text:style-name="P23"><text:span text:style-name="T6">trees</text:span><text:span text:style-name="T8">pace</text:span>: statistical exploration of landscapes of phylogenetic trees</text:p>
        </text:list-item>
        <text:list-item>
          <text:p text:style-name="P23"><text:span text:style-name="T6">vimes</text:span>: visualization and monitoring of epidemics</text:p>
        </text:list-item>
      </text:list>
      <text:h text:style-name="P4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Jombart</meta:initial-creator>
    <meta:creation-date>2016-07-04T13:07:35.626171498</meta:creation-date>
    <dc:date>2017-12-22T15:54:36.215455255</dc:date>
    <dc:creator>Thibaut Jombart</dc:creator>
    <meta:editing-duration>PT6H24M22S</meta:editing-duration>
    <meta:editing-cycles>37</meta:editing-cycles>
    <meta:generator>LibreOffice/5.2.2.2$Linux_X86_64 LibreOffice_project/20m0$Build-2</meta:generator>
    <meta:document-statistic meta:table-count="1" meta:image-count="0" meta:object-count="0" meta:page-count="5" meta:paragraph-count="113" meta:word-count="1339" meta:character-count="9410" meta:non-whitespace-character-count="8204"/>
  </office:meta>
</office:document-meta>
</file>